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247" officeooo:paragraph-rsid="0012f247"/>
    </style:style>
    <style:style style:name="P2" style:family="paragraph" style:parent-style-name="Standard">
      <style:text-properties officeooo:rsid="0012f247" officeooo:paragraph-rsid="0015edeb"/>
    </style:style>
    <style:style style:name="P3" style:family="paragraph" style:parent-style-name="Standard">
      <style:text-properties officeooo:rsid="001cdea2" officeooo:paragraph-rsid="001cde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/text:p>
      <text:p text:style-name="P2">mits@mits-H610M-H-V2-DDR4:~/gokul linux$ cat &gt; fruits.txt</text:p>
      <text:p text:style-name="P1">orange</text:p>
      <text:p text:style-name="P1">apple</text:p>
      <text:p text:style-name="P1">mango</text:p>
      <text:p text:style-name="P1">pappaya</text:p>
      <text:p text:style-name="P1">^C</text:p>
      <text:p text:style-name="P1"/>
      <text:p text:style-name="P2">2.</text:p>
      <text:p text:style-name="P2">mits@mits-H610M-H-V2-DDR4:~/gokul linux$ cat fruits.txt</text:p>
      <text:p text:style-name="P1">orange</text:p>
      <text:p text:style-name="P1">apple</text:p>
      <text:p text:style-name="P1">mango</text:p>
      <text:p text:style-name="P1">pappaya</text:p>
      <text:p text:style-name="P1"/>
      <text:p text:style-name="P2">3.</text:p>
      <text:p text:style-name="P2">mits@mits-H610M-H-V2-DDR4:~/gokul linux$ cat fruits.txt</text:p>
      <text:p text:style-name="P1">orange</text:p>
      <text:p text:style-name="P1">apple</text:p>
      <text:p text:style-name="P1">mango</text:p>
      <text:p text:style-name="P1">pappaya</text:p>
      <text:p text:style-name="P1">mits@mits-H610M-H-V2-DDR4:~/gokul linux$ sort fruits.txt | cat &gt; sfruits.txt</text:p>
      <text:p text:style-name="P1">mits@mits-H610M-H-V2-DDR4:~/gokul linux$ cat sfruits.txt</text:p>
      <text:p text:style-name="P1">apple</text:p>
      <text:p text:style-name="P1">mango</text:p>
      <text:p text:style-name="P1">orange</text:p>
      <text:p text:style-name="P1">pappaya</text:p>
      <text:p text:style-name="P1"/>
      <text:p text:style-name="P2">4.</text:p>
      <text:p text:style-name="P2">mits@mits-H610M-H-V2-DDR4:~/gokul linux$ cat &gt;&gt; fruits.txt</text:p>
      <text:p text:style-name="P1">pear</text:p>
      <text:p text:style-name="P1">guava</text:p>
      <text:p text:style-name="P1">^C</text:p>
      <text:p text:style-name="P1">mits@mits-H610M-H-V2-DDR4:~/gokul linux$ cat fruits.txt</text:p>
      <text:p text:style-name="P1">orange</text:p>
      <text:p text:style-name="P1">apple</text:p>
      <text:p text:style-name="P1">mango</text:p>
      <text:p text:style-name="P1">pappaya</text:p>
      <text:p text:style-name="P1">pear</text:p>
      <text:p text:style-name="P1">guava</text:p>
      <text:p text:style-name="P1"/>
      <text:p text:style-name="P2">5.</text:p>
      <text:p text:style-name="P2">mits@mits-H610M-H-V2-DDR4:~/gokul linux$ grep "pear" fruits.txt</text:p>
      <text:p text:style-name="P1">pear</text:p>
      <text:p text:style-name="P1"/>
      <text:p text:style-name="P2">6.</text:p>
      <text:p text:style-name="P2">mits@mits-H610M-H-V2-DDR4:~/gokul linux$ head -4 sfruits.txt</text:p>
      <text:p text:style-name="P1">apple</text:p>
      <text:p text:style-name="P1">mango</text:p>
      <text:p text:style-name="P1">orange</text:p>
      <text:p text:style-name="P1">pappaya</text:p>
      <text:p text:style-name="P1"/>
      <text:p text:style-name="P2"><text:soft-page-break/>7.</text:p>
      <text:p text:style-name="P2">mits@mits-H610M-H-V2-DDR4:~/gokul linux$ mv sfruits.txt ssfruits.txt</text:p>
      <text:p text:style-name="P1">mits@mits-H610M-H-V2-DDR4:~/gokul linux$ cat ssfruits.txt</text:p>
      <text:p text:style-name="P1">apple</text:p>
      <text:p text:style-name="P1">mango</text:p>
      <text:p text:style-name="P1">orange</text:p>
      <text:p text:style-name="P1">pappaya</text:p>
      <text:p text:style-name="P1"/>
      <text:p text:style-name="P2">8.</text:p>
      <text:p text:style-name="P2">mits@mits-H610M-H-V2-DDR4:~/gokul linux$ cp fruits.txt abc.txt</text:p>
      <text:p text:style-name="P1">mits@mits-H610M-H-V2-DDR4:~/gokul linux$ cat abc.txt</text:p>
      <text:p text:style-name="P1">orange</text:p>
      <text:p text:style-name="P1">apple</text:p>
      <text:p text:style-name="P1">mango</text:p>
      <text:p text:style-name="P1">pappaya</text:p>
      <text:p text:style-name="P1">pear</text:p>
      <text:p text:style-name="P1">guava</text:p>
      <text:p text:style-name="P1"/>
      <text:p text:style-name="P1">9.</text:p>
      <text:p text:style-name="P1">mits@mits-H610M-H-V2-DDR4:~/gokul linux$ cat &gt; b1</text:p>
      <text:p text:style-name="P1">bookno</text:p>
      <text:p text:style-name="P1">101</text:p>
      <text:p text:style-name="P1">106</text:p>
      <text:p text:style-name="P1">^C</text:p>
      <text:p text:style-name="P1">mits@mits-H610M-H-V2-DDR4:~/gokul linux$ cat &gt; b2</text:p>
      <text:p text:style-name="P1">name</text:p>
      <text:p text:style-name="P1">science</text:p>
      <text:p text:style-name="P1">physics</text:p>
      <text:p text:style-name="P1">^C</text:p>
      <text:p text:style-name="P1">mits@mits-H610M-H-V2-DDR4:~/gokul linux$ cat &gt; b3</text:p>
      <text:p text:style-name="P1">price</text:p>
      <text:p text:style-name="P1">120</text:p>
      <text:p text:style-name="P1">80</text:p>
      <text:p text:style-name="P1">^C</text:p>
      <text:p text:style-name="P1">mits@mits-H610M-H-V2-DDR4:~/gokul linux$ cat &gt; b4</text:p>
      <text:p text:style-name="P1">author</text:p>
      <text:p text:style-name="P1">mathew</text:p>
      <text:p text:style-name="P1">antony</text:p>
      <text:p text:style-name="P1">^C</text:p>
      <text:p text:style-name="P1">mits@mits-H610M-H-V2-DDR4:~/gokul linux$ paste b1 b2 b3 b4 | cat &gt; book.txt</text:p>
      <text:p text:style-name="P1">mits@mits-H610M-H-V2-DDR4:~/gokul linux$ cat book.txt</text:p>
      <text:p text:style-name="P1">bookno<text:tab/>name<text:tab/>price<text:tab/>author</text:p>
      <text:p text:style-name="P1">101<text:tab/>science<text:tab/>120<text:tab/>mathew</text:p>
      <text:p text:style-name="P1">106<text:tab/>physics<text:tab/>80<text:tab/>antony</text:p>
      <text:p text:style-name="P1"/>
      <text:p text:style-name="P3">10.</text:p>
      <text:p text:style-name="P1">mits@mits-H610M-H-V2-DDR4:~/gokul linux$ cut -f 1,3 book.txt</text:p>
      <text:p text:style-name="P1">bookno<text:tab/>price</text:p>
      <text:p text:style-name="P1">101<text:tab/>120</text:p>
      <text:p text:style-name="P1">106<text:tab/>80</text:p>
      <text:p text:style-name="P1">mits@mits-H610M-H-V2-DDR4:~/gokul linux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1:34:50.261103548</meta:creation-date>
    <dc:date>2025-04-23T12:05:20.690804371</dc:date>
    <meta:editing-duration>PT20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94" meta:word-count="190" meta:character-count="1597" meta:non-whitespace-character-count="1500"/>
  </office:meta>
</office:document-meta>
</file>